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7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7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7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46cm"/>
    </style:style>
    <style:style style:name="gr10" style:family="graphic" style:parent-style-name="objectwithoutfill">
      <style:graphic-properties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007cm" svg:height="1.651cm" svg:x="1.762cm" svg:y="15.825cm">
          <text:p/>
        </draw:rect>
        <draw:frame draw:style-name="gr2" draw:layer="layout" svg:width="5.535cm" svg:height="0.963cm" svg:x="2.016cm" svg:y="2.778cm">
          <draw:text-box>
            <text:p>Job title: Cleaning</text:p>
          </draw:text-box>
        </draw:frame>
        <draw:frame draw:style-name="gr3" draw:layer="layout" svg:width="8.279cm" svg:height="0.963cm" svg:x="2.016cm" svg:y="4.048cm">
          <draw:text-box>
            <text:p>Employment type: Part time</text:p>
          </draw:text-box>
        </draw:frame>
        <draw:frame draw:style-name="gr4" draw:layer="layout" svg:width="10.209cm" svg:height="0.963cm" svg:x="2.016cm" svg:y="5.498cm">
          <draw:text-box>
            <text:p>Location: Boro park, Brooklyn, NY </text:p>
          </draw:text-box>
        </draw:frame>
        <draw:frame draw:style-name="gr5" draw:layer="layout" svg:width="7.089cm" svg:height="0.963cm" svg:x="2.016cm" svg:y="6.895cm">
          <draw:text-box>
            <text:p>Compansation: $9 hr <text:s/>i </text:p>
          </draw:text-box>
        </draw:frame>
        <draw:frame draw:style-name="gr6" draw:layer="layout" svg:width="3.635cm" svg:height="0.963cm" svg:x="4.178cm" svg:y="16.206cm">
          <draw:text-box>
            <text:p>Applicant 1</text:p>
          </draw:text-box>
        </draw:frame>
        <draw:g>
          <draw:custom-shape draw:style-name="gr7" draw:text-style-name="P1" draw:layer="layout" svg:width="0.793cm" svg:height="0.639cm" svg:x="16.203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7.788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2cm" svg:height="0.639cm" svg:x="16.996cm" svg:y="16.33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1" draw:layer="layout" svg:width="18.007cm" svg:height="1.651cm" svg:x="1.762cm" svg:y="17.726cm">
          <text:p/>
        </draw:rect>
        <draw:g>
          <draw:custom-shape draw:style-name="gr7" draw:text-style-name="P1" draw:layer="layout" svg:width="0.793cm" svg:height="0.639cm" svg:x="16.203cm" svg:y="18.2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18.2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7.788cm" svg:y="18.235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18.2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2cm" svg:height="0.639cm" svg:x="16.996cm" svg:y="18.2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1" draw:layer="layout" svg:width="18.007cm" svg:height="1.651cm" svg:x="1.762cm" svg:y="19.626cm">
          <text:p/>
        </draw:rect>
        <draw:g>
          <draw:custom-shape draw:style-name="gr7" draw:text-style-name="P1" draw:layer="layout" svg:width="0.793cm" svg:height="0.639cm" svg:x="16.203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7.788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2cm" svg:height="0.639cm" svg:x="16.996cm" svg:y="20.1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1" draw:layer="layout" svg:width="18.007cm" svg:height="1.651cm" svg:x="1.762cm" svg:y="21.526cm">
          <text:p/>
        </draw:rect>
        <draw:g>
          <draw:custom-shape draw:style-name="gr7" draw:text-style-name="P1" draw:layer="layout" svg:width="0.793cm" svg:height="0.639cm" svg:x="16.203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7.788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2cm" svg:height="0.639cm" svg:x="16.996cm" svg:y="22.0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rect draw:style-name="gr1" draw:text-style-name="P1" draw:layer="layout" svg:width="18.007cm" svg:height="1.651cm" svg:x="1.762cm" svg:y="23.426cm">
          <text:p/>
        </draw:rect>
        <draw:g>
          <draw:custom-shape draw:style-name="gr7" draw:text-style-name="P1" draw:layer="layout" svg:width="0.793cm" svg:height="0.639cm" svg:x="16.203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8.581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3cm" svg:height="0.639cm" svg:x="17.788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" draw:text-style-name="P1" draw:layer="layout" svg:width="0.793cm" svg:height="0.639cm" svg:x="15.311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1" draw:layer="layout" svg:width="0.792cm" svg:height="0.639cm" svg:x="16.996cm" svg:y="23.9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6" draw:layer="layout" svg:width="3.635cm" svg:height="0.963cm" svg:x="4.179cm" svg:y="18.107cm">
          <draw:text-box>
            <text:p>Applicant 2</text:p>
          </draw:text-box>
        </draw:frame>
        <draw:frame draw:style-name="gr6" draw:layer="layout" svg:width="3.635cm" svg:height="0.963cm" svg:x="4.179cm" svg:y="19.907cm">
          <draw:text-box>
            <text:p>Applicant 3</text:p>
          </draw:text-box>
        </draw:frame>
        <draw:frame draw:style-name="gr6" draw:layer="layout" svg:width="3.635cm" svg:height="0.963cm" svg:x="4.179cm" svg:y="21.807cm">
          <draw:text-box>
            <text:p>Applicant 4</text:p>
          </draw:text-box>
        </draw:frame>
        <draw:frame draw:style-name="gr6" draw:layer="layout" svg:width="3.635cm" svg:height="0.963cm" svg:x="4.179cm" svg:y="23.807cm">
          <draw:text-box>
            <text:p>Applicant 5</text:p>
          </draw:text-box>
        </draw:frame>
        <draw:rect draw:style-name="gr1" draw:text-style-name="P1" draw:layer="layout" svg:width="0.889cm" svg:height="0.889cm" svg:x="2.27cm" svg:y="16.284cm">
          <text:p/>
        </draw:rect>
        <draw:rect draw:style-name="gr1" draw:text-style-name="P1" draw:layer="layout" svg:width="0.889cm" svg:height="0.889cm" svg:x="2.271cm" svg:y="18.185cm">
          <text:p/>
        </draw:rect>
        <draw:rect draw:style-name="gr1" draw:text-style-name="P1" draw:layer="layout" svg:width="0.889cm" svg:height="0.889cm" svg:x="2.271cm" svg:y="20.085cm">
          <text:p/>
        </draw:rect>
        <draw:rect draw:style-name="gr1" draw:text-style-name="P1" draw:layer="layout" svg:width="0.889cm" svg:height="0.889cm" svg:x="2.271cm" svg:y="21.985cm">
          <text:p/>
        </draw:rect>
        <draw:rect draw:style-name="gr1" draw:text-style-name="P1" draw:layer="layout" svg:width="0.889cm" svg:height="0.889cm" svg:x="2.271cm" svg:y="23.885cm">
          <text:p/>
        </draw:rect>
        <draw:rect draw:style-name="gr1" draw:text-style-name="P1" draw:layer="layout" svg:width="13.081cm" svg:height="2.286cm" svg:x="6.588cm" svg:y="9.147cm">
          <text:p/>
        </draw:rect>
        <draw:frame draw:style-name="gr9" draw:layer="layout" svg:width="3.846cm" svg:height="0.963cm" svg:x="2.27cm" svg:y="9.689cm">
          <draw:text-box>
            <text:p>Description:</text:p>
          </draw:text-box>
        </draw:frame>
        <draw:line draw:style-name="gr10" draw:text-style-name="P1" draw:layer="layout" svg:x1="1cm" svg:y1="14.208cm" svg:x2="20.59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ky Tsvari</meta:initial-creator>
    <meta:creation-date>2016-10-15T16:39:13.03</meta:creation-date>
    <dc:date>2016-12-05T19:20:48.28</dc:date>
    <dc:creator>Vaky Tsvari</dc:creator>
    <meta:editing-duration>PT2H46M57S</meta:editing-duration>
    <meta:editing-cycles>5</meta:editing-cycles>
    <meta:generator>OpenOffice/4.1.3$Win32 OpenOffice.org_project/413m1$Build-9783</meta:generator>
    <meta:document-statistic meta:object-count="52"/>
  </office:meta>
</office:document-meta>
</file>